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raciones con matrices</text:p>
      <text:p text:style-name="Standard"/>
      <text:p text:style-name="Standard">La salida del programa es la siguiente:</text:p>
      <text:p text:style-name="Standard"/>
      <text:p text:style-name="Standard"><text:tab/><text:tab/>Matriz creada manualmente:</text:p>
      <text:p text:style-name="Standard"><text:tab/><text:tab/>A = </text:p>
      <text:p text:style-name="Standard"><text:tab/><text:tab/>0.23 1.23 2.23</text:p>
      <text:p text:style-name="Standard"><text:tab/><text:tab/>100.23 101.23 102.23</text:p>
      <text:p text:style-name="Standard"><text:tab/><text:tab/>200.23 201.23 202.23</text:p>
      <text:p text:style-name="Standard"><text:tab/><text:tab/>300.23 301.23 302.23</text:p>
      <text:p text:style-name="Standard"><text:tab/><text:tab/>400.23 401.23 402.23</text:p>
      <text:p text:style-name="Standard"><text:tab/><text:tab/>----------</text:p>
      <text:p text:style-name="Standard"><text:tab/><text:tab/>Matriz constante:</text:p>
      <text:p text:style-name="Standard"><text:tab/><text:tab/>B = 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7.52 7.52 7.52</text:p>
      <text:p text:style-name="Standard"><text:tab/><text:tab/>----------</text:p>
      <text:p text:style-name="Standard"><text:tab/><text:tab/>Matriz de ceros:</text:p>
      <text:p text:style-name="Standard"><text:tab/><text:tab/>C = </text:p>
      <text:p text:style-name="Standard"><text:tab/><text:tab/>0 0 0</text:p>
      <text:p text:style-name="Standard"><text:tab/><text:tab/>0 0 0</text:p>
      <text:p text:style-name="Standard"><text:tab/><text:tab/>0 0 0</text:p>
      <text:p text:style-name="Standard"><text:tab/><text:tab/>----------</text:p>
      <text:p text:style-name="Standard"><text:tab/><text:tab/>Matriz identidad:</text:p>
      <text:p text:style-name="Standard"><text:tab/><text:tab/>D = </text:p>
      <text:p text:style-name="Standard"><text:tab/><text:tab/>1 0 0 0 0</text:p>
      <text:p text:style-name="Standard"><text:tab/><text:tab/>0 1 0 0 0</text:p>
      <text:p text:style-name="Standard"><text:tab/><text:tab/>0 0 1 0 0</text:p>
      <text:p text:style-name="Standard"><text:tab/><text:tab/>----------</text:p>
      <text:p text:style-name="Standard"><text:tab/><text:tab/>Columna 2 de A: 2.23 102.23 202.23 302.23 402.23 </text:p>
      <text:p text:style-name="Standard"><text:tab/><text:tab/>----------</text:p>
      <text:p text:style-name="Standard"><text:tab/><text:tab/>Fila 1 de A: 100.23 101.23 102.23 </text:p>
      <text:p text:style-name="Standard"><text:tab/><text:tab/>----------</text:p>
      <text:p text:style-name="Standard"><text:tab/><text:tab/>Diagonal de A: 0.23 101.23 202.23 </text:p>
      <text:p text:style-name="Standard"><text:tab/><text:tab/>----------</text:p>
      <text:p text:style-name="Standard"><text:tab/><text:tab/>Intercambio de fila 0 con la fila 4</text:p>
      <text:p text:style-name="Standard"><text:tab/><text:tab/>A' = </text:p>
      <text:p text:style-name="Standard"><text:tab/><text:tab/>400.23 401.23 402.23</text:p>
      <text:p text:style-name="Standard"><text:tab/><text:tab/>100.23 101.23 102.23</text:p>
      <text:p text:style-name="Standard"><text:tab/><text:tab/>200.23 201.23 202.23</text:p>
      <text:p text:style-name="Standard"><text:tab/><text:tab/>300.23 301.23 302.23</text:p>
      <text:p text:style-name="Standard"><text:tab/><text:tab/>0.23 1.23 2.23</text:p>
      <text:p text:style-name="Standard"><text:tab/><text:tab/>----------</text:p>
      <text:p text:style-name="Standard"><text:tab/><text:tab/>Intercambio de columna 0 con la columna 2</text:p>
      <text:p text:style-name="Standard"><text:tab/><text:tab/>A' = </text:p>
      <text:p text:style-name="Standard"><text:tab/><text:tab/>2.23 1.23 0.23</text:p>
      <text:p text:style-name="Standard"><text:soft-page-break/><text:tab/><text:tab/>102.23 101.23 100.23</text:p>
      <text:p text:style-name="Standard"><text:tab/><text:tab/>202.23 201.23 200.23</text:p>
      <text:p text:style-name="Standard"><text:tab/><text:tab/>302.23 301.23 300.23</text:p>
      <text:p text:style-name="Standard"><text:tab/><text:tab/>402.23 401.23 400.23</text:p>
      <text:p text:style-name="Standard"><text:tab/><text:tab/>----------</text:p>
      <text:p text:style-name="Standard"><text:tab/><text:tab/>Matriz transpuesta:</text:p>
      <text:p text:style-name="Standard"><text:tab/><text:tab/>A^T' = </text:p>
      <text:p text:style-name="Standard"><text:tab/><text:tab/>0.23 100.23 200.23 300.23 400.23</text:p>
      <text:p text:style-name="Standard"><text:tab/><text:tab/>1.23 101.23 201.23 301.23 401.23</text:p>
      <text:p text:style-name="Standard"><text:tab/><text:tab/>2.23 102.23 202.23 302.23 402.23</text:p>
      <text:p text:style-name="Standard"><text:tab/><text:tab/>----------</text:p>
      <text:p text:style-name="Standard"><text:tab/><text:tab/>Suma de matrices:</text:p>
      <text:p text:style-name="Standard"><text:tab/><text:tab/>A + B = </text:p>
      <text:p text:style-name="Standard"><text:tab/><text:tab/>7.75 8.75 9.75</text:p>
      <text:p text:style-name="Standard"><text:tab/><text:tab/>107.75 108.75 109.75</text:p>
      <text:p text:style-name="Standard"><text:tab/><text:tab/>207.75 208.75 209.75</text:p>
      <text:p text:style-name="Standard"><text:tab/><text:tab/>307.75 308.75 309.75</text:p>
      <text:p text:style-name="Standard"><text:tab/><text:tab/>407.75 408.75 409.75</text:p>
      <text:p text:style-name="Standard"><text:tab/><text:tab/>----------</text:p>
      <text:p text:style-name="Standard"><text:tab/><text:tab/>Resta de matrices:</text:p>
      <text:p text:style-name="Standard"><text:tab/><text:tab/>A - B = </text:p>
      <text:p text:style-name="Standard"><text:tab/><text:tab/>-7.29 -6.29 -5.29</text:p>
      <text:p text:style-name="Standard"><text:tab/><text:tab/>92.71 93.71 94.71</text:p>
      <text:p text:style-name="Standard"><text:tab/><text:tab/>192.71 193.71 194.71</text:p>
      <text:p text:style-name="Standard"><text:tab/><text:tab/>292.71 293.71 294.71</text:p>
      <text:p text:style-name="Standard"><text:tab/><text:tab/>392.71 393.71 394.71</text:p>
      <text:p text:style-name="Standard"><text:tab/><text:tab/>----------</text:p>
      <text:p text:style-name="Standard"><text:tab/><text:tab/>Multiplicación componente por componente de matrices:</text:p>
      <text:p text:style-name="Standard"><text:tab/><text:tab/>A(i,j)*B(i,j) = </text:p>
      <text:p text:style-name="Standard"><text:tab/><text:tab/>1.7296 9.2496 16.7696</text:p>
      <text:p text:style-name="Standard"><text:tab/><text:tab/>753.73 761.25 768.77</text:p>
      <text:p text:style-name="Standard"><text:tab/><text:tab/>1505.73 1513.25 1520.77</text:p>
      <text:p text:style-name="Standard"><text:tab/><text:tab/>2257.73 2265.25 2272.77</text:p>
      <text:p text:style-name="Standard"><text:tab/><text:tab/>3009.73 3017.25 3024.77</text:p>
      <text:p text:style-name="Standard"><text:tab/><text:tab/>----------</text:p>
      <text:p text:style-name="Standard"><text:tab/><text:tab/>División componente por componente de matrices:</text:p>
      <text:p text:style-name="Standard"><text:tab/><text:tab/>A(i,j)/B(i,j) = </text:p>
      <text:p text:style-name="Standard"><text:tab/><text:tab/>0.0305851 0.163564 0.296543</text:p>
      <text:p text:style-name="Standard"><text:tab/><text:tab/>13.3285 13.4614 13.5944</text:p>
      <text:p text:style-name="Standard"><text:tab/><text:tab/>26.6263 26.7593 26.8923</text:p>
      <text:p text:style-name="Standard"><text:tab/><text:tab/>39.9242 40.0572 40.1902</text:p>
      <text:p text:style-name="Standard"><text:tab/><text:tab/>53.2221 53.3551 53.488</text:p>
      <text:p text:style-name="Standard"><text:tab/><text:tab/>----------</text:p>
      <text:p text:style-name="Standard"><text:tab/><text:tab/>Multiplicación de escalar por una matriz:</text:p>
      <text:p text:style-name="Standard"><text:tab/><text:tab/>3.9 A = </text:p>
      <text:p text:style-name="Standard"><text:tab/><text:tab/>0.897 4.797 8.697</text:p>
      <text:p text:style-name="Standard"><text:tab/><text:tab/>390.897 394.797 398.697</text:p>
      <text:p text:style-name="Standard"><text:tab/><text:tab/>780.897 784.797 788.697</text:p>
      <text:p text:style-name="Standard"><text:tab/><text:tab/>1170.9 1174.8 1178.7</text:p>
      <text:p text:style-name="Standard"><text:soft-page-break/><text:tab/><text:tab/>1560.9 1564.8 1568.7</text:p>
      <text:p text:style-name="Standard"><text:tab/><text:tab/>----------</text:p>
      <text:p text:style-name="Standard"><text:tab/><text:tab/>Suma de una matriz constante con una matriz:</text:p>
      <text:p text:style-name="Standard"><text:tab/><text:tab/>A + 3.9 = </text:p>
      <text:p text:style-name="Standard"><text:tab/><text:tab/>4.13 5.13 6.13</text:p>
      <text:p text:style-name="Standard"><text:tab/><text:tab/>104.13 105.13 106.13</text:p>
      <text:p text:style-name="Standard"><text:tab/><text:tab/>204.13 205.13 206.13</text:p>
      <text:p text:style-name="Standard"><text:tab/><text:tab/>304.13 305.13 306.13</text:p>
      <text:p text:style-name="Standard"><text:tab/><text:tab/>404.13 405.13 406.13</text:p>
      <text:p text:style-name="Standard"><text:tab/><text:tab/>----------</text:p>
      <text:p text:style-name="Standard"><text:tab/><text:tab/>Máximo valor de una matriz:</text:p>
      <text:p text:style-name="Standard"><text:tab/><text:tab/>max(A) = 402.23</text:p>
      <text:p text:style-name="Standard"><text:tab/><text:tab/>----------</text:p>
      <text:p text:style-name="Standard"><text:tab/><text:tab/>Mínimo valor de una matriz:</text:p>
      <text:p text:style-name="Standard"><text:tab/><text:tab/>min(A) = 0.23</text:p>
      <text:p text:style-name="Standard"><text:tab/><text:tab/>----------</text:p>
      <text:p text:style-name="Standard"><text:tab/><text:tab/>¿C es nula? 1</text:p>
      <text:p text:style-name="Standard"><text:tab/><text:tab/>----------</text:p>
      <text:p text:style-name="Standard"><text:tab/><text:tab/>¿A es estrictamente positiva? 1</text:p>
      <text:p text:style-name="Standard"><text:tab/><text:tab/>----------</text:p>
      <text:p text:style-name="Standard"><text:tab/><text:tab/>¿B es estrictamente negativa? 0</text:p>
      <text:p text:style-name="Standard"><text:tab/><text:tab/>----------</text:p>
      <text:p text:style-name="Standard"><text:tab/><text:tab/>¿D es no negativa? 1</text:p>
      <text:p text:style-name="Standard"><text:tab/><text:tab/>----------</text:p>
      <text:p text:style-name="Standard"><text:tab/><text:tab/>¿A = B? 0</text:p>
      <text:p text:style-name="Standard"><text:tab/><text:tab/>----------</text:p>
      <text:p text:style-name="Standard"><text:tab/><text:tab/>Norma de una matriz:</text:p>
      <text:p text:style-name="Standard"><text:tab/><text:tab/>||A||_1 = 1011.15</text:p>
      <text:p text:style-name="Standard"><text:tab/><text:tab/>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3:41:59.065381592</dc:date>
    <meta:editing-duration>PT32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3" meta:paragraph-count="125" meta:word-count="384" meta:character-count="2482" meta:non-whitespace-character-count="1961"/>
  </office:meta>
</office:document-meta>
</file>